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6)" table:allow-empty-cell="true" table:base-cell-address="Лист1.C6">
          <table:error-message table:message-type="stop" table:display="true"/>
        </table:content-validation>
        <table:content-validation table:name="val2" table:base-cell-address="Лист1.C27">
          <table:error-message table:message-type="stop" table:display="true"/>
        </table:content-validation>
        <table:content-validation table:name="val3" table:condition="of:cell-content-is-whole-number() and cell-content()&gt;-1" table:allow-empty-cell="true" table:base-cell-address="Лист1.C28">
          <table:error-message table:message-type="stop" table:display="true"/>
        </table:content-validation>
        <table:content-validation table:name="val4" table:condition="of:cell-content-is-whole-number() and cell-content()=56500" table:allow-empty-cell="true" table:base-cell-address="Лист1.D2">
          <table:error-message table:message-type="stop" table:display="true"/>
        </table:content-validation>
        <table:content-validation table:name="val5" table:condition="of:cell-content-is-whole-number() and cell-content()=31500" table:allow-empty-cell="true" table:base-cell-address="Лист1.D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кг</text:p>
          </table:table-cell>
          <table:table-cell table:style-name="Default" office:value-type="string" calcext:value-type="string">
            <text:p>X, м</text:p>
          </table:table-cell>
          <table:table-cell office:value-type="string" calcext:value-type="string">
            <text:p>Примечания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TOW</text:p>
          </table:table-cell>
          <table:table-cell/>
          <table:table-cell table:content-validation-name="val4" office:value-type="float" office:value="56500" calcext:value-type="float">
            <text:p>56500</text:p>
          </table:table-cell>
          <table:table-cell table:content-validation-name="val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W</text:p>
          </table:table-cell>
          <table:table-cell/>
          <table:table-cell table:content-validation-name="val5" office:value-type="float" office:value="31500" calcext:value-type="float">
            <text:p>31500</text:p>
          </table:table-cell>
          <table:table-cell table:content-validation-name="val5"/>
          <table:table-cell table:number-columns-repeated="10"/>
        </table:table-row>
        <table:table-row table:style-name="ro2">
          <table:table-cell/>
          <table:table-cell office:value-type="string" calcext:value-type="string">
            <text:p>Вес снаряжения и экипажа</text:p>
          </table:table-cell>
          <table:table-cell/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Бесконтейнерный вариант, экипаж: 3+2, еда, бытовая химия, масло в двигателях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OEW</text:p>
          </table:table-cell>
          <table:table-cell/>
          <table:table-cell table:formula="of:=SUM([.D3:.D4])" office:value-type="float" office:value="32740" calcext:value-type="float">
            <text:p>32740</text:p>
          </table:table-cell>
          <table:table-cell/>
          <table:table-cell office:value-type="string" calcext:value-type="string">
            <text:p>Вес самолета, подготовленного к приему пассажиров и багажа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Ряд 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6]*75" office:value-type="float" office:value="450" calcext:value-type="float">
            <text:p>450</text:p>
          </table:table-cell>
          <table:table-cell table:formula="of:=[.C6]*-1.93" office:value-type="float" office:value="-11.58" calcext:value-type="float">
            <text:p>-11,5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2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7]*75" office:value-type="float" office:value="450" calcext:value-type="float">
            <text:p>450</text:p>
          </table:table-cell>
          <table:table-cell table:formula="of:=[.C7]*-1.805" office:value-type="float" office:value="-10.83" calcext:value-type="float">
            <text:p>-10,8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3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8]*75" office:value-type="float" office:value="450" calcext:value-type="float">
            <text:p>450</text:p>
          </table:table-cell>
          <table:table-cell table:formula="of:=[.C8]*-1.68" office:value-type="float" office:value="-10.08" calcext:value-type="float">
            <text:p>-10,0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4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9]*75" office:value-type="float" office:value="450" calcext:value-type="float">
            <text:p>450</text:p>
          </table:table-cell>
          <table:table-cell table:formula="of:=[.C9]*-1.555" office:value-type="float" office:value="-9.33" calcext:value-type="float">
            <text:p>-9,3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5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0]*75" office:value-type="float" office:value="450" calcext:value-type="float">
            <text:p>450</text:p>
          </table:table-cell>
          <table:table-cell table:formula="of:=[.C10]*-1.43" office:value-type="float" office:value="-8.58" calcext:value-type="float">
            <text:p>-8,5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6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1]*75" office:value-type="float" office:value="450" calcext:value-type="float">
            <text:p>450</text:p>
          </table:table-cell>
          <table:table-cell table:formula="of:=[.C11]*-1.305" office:value-type="float" office:value="-7.83" calcext:value-type="float">
            <text:p>-7,8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7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2]*75" office:value-type="float" office:value="450" calcext:value-type="float">
            <text:p>450</text:p>
          </table:table-cell>
          <table:table-cell table:formula="of:=[.C12]*-1.055" office:value-type="float" office:value="-6.33" calcext:value-type="float">
            <text:p>-6,3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8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3]*75" office:value-type="float" office:value="450" calcext:value-type="float">
            <text:p>450</text:p>
          </table:table-cell>
          <table:table-cell table:formula="of:=[.C13]*-0.93" office:value-type="float" office:value="-5.58" calcext:value-type="float">
            <text:p>-5,5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9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4]*75" office:value-type="float" office:value="450" calcext:value-type="float">
            <text:p>450</text:p>
          </table:table-cell>
          <table:table-cell table:formula="of:=[.C14]*-0.805" office:value-type="float" office:value="-4.83" calcext:value-type="float">
            <text:p>-4,8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0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5]*75" office:value-type="float" office:value="450" calcext:value-type="float">
            <text:p>450</text:p>
          </table:table-cell>
          <table:table-cell table:formula="of:=[.C15]*-0.68" office:value-type="float" office:value="-4.08" calcext:value-type="float">
            <text:p>-4,0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6]*75" office:value-type="float" office:value="450" calcext:value-type="float">
            <text:p>450</text:p>
          </table:table-cell>
          <table:table-cell table:formula="of:=[.C16]*-0.555" office:value-type="float" office:value="-3.33" calcext:value-type="float">
            <text:p>-3,3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2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7]*75" office:value-type="float" office:value="450" calcext:value-type="float">
            <text:p>450</text:p>
          </table:table-cell>
          <table:table-cell table:formula="of:=[.C17]*-0.43" office:value-type="float" office:value="-2.58" calcext:value-type="float">
            <text:p>-2,5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3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8]*75" office:value-type="float" office:value="450" calcext:value-type="float">
            <text:p>450</text:p>
          </table:table-cell>
          <table:table-cell table:formula="of:=[.C18]*-0.305" office:value-type="float" office:value="-1.83" calcext:value-type="float">
            <text:p>-1,83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4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9]*75" office:value-type="float" office:value="450" calcext:value-type="float">
            <text:p>450</text:p>
          </table:table-cell>
          <table:table-cell table:formula="of:=[.C19]*-0.16" office:value-type="float" office:value="-0.96" calcext:value-type="float">
            <text:p>-0,96</text:p>
          </table:table-cell>
          <table:table-cell table:number-columns-repeated="5"/>
          <table:table-cell table:style-name="ce2" office:value-type="string" calcext:value-type="string">
            <text:p>При максимальной загрузке груз размещается по следующим правилам: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Ряд 15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0]*75" office:value-type="float" office:value="450" calcext:value-type="float">
            <text:p>450</text:p>
          </table:table-cell>
          <table:table-cell table:formula="of:=[.C20]*-0.035" office:value-type="float" office:value="-0.21" calcext:value-type="float">
            <text:p>-0,21</text:p>
          </table:table-cell>
          <table:table-cell table:number-columns-repeated="5"/>
          <table:table-cell office:value-type="string" calcext:value-type="string">
            <text:p>1) Багаж (120 кг/м3) размещается от 5 до 1 секции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Ряд 16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1]*75" office:value-type="float" office:value="450" calcext:value-type="float">
            <text:p>450</text:p>
          </table:table-cell>
          <table:table-cell table:formula="of:=[.C21]*0.09" office:value-type="float" office:value="0.54" calcext:value-type="float">
            <text:p>0,54</text:p>
          </table:table-cell>
          <table:table-cell table:number-columns-repeated="5"/>
          <table:table-cell office:value-type="string" calcext:value-type="string">
            <text:p>2) Груз (300 кг/м3) размещается в следующем порядке: багажник, багажник-гардероб, 8, 9, 7, 6 и 5 секции.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Ряд 17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2]*75" office:value-type="float" office:value="450" calcext:value-type="float">
            <text:p>450</text:p>
          </table:table-cell>
          <table:table-cell table:formula="of:=[.C22]*0.21" office:value-type="float" office:value="1.26" calcext:value-type="float">
            <text:p>1,26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8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3]*75" office:value-type="float" office:value="450" calcext:value-type="float">
            <text:p>450</text:p>
          </table:table-cell>
          <table:table-cell table:formula="of:=[.C23]*0.33" office:value-type="float" office:value="1.98" calcext:value-type="float">
            <text:p>1,9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19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4]*75" office:value-type="float" office:value="450" calcext:value-type="float">
            <text:p>450</text:p>
          </table:table-cell>
          <table:table-cell table:formula="of:=[.C24]*0.45" office:value-type="float" office:value="2.7" calcext:value-type="float">
            <text:p>2,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20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5]*75" office:value-type="float" office:value="450" calcext:value-type="float">
            <text:p>450</text:p>
          </table:table-cell>
          <table:table-cell table:formula="of:=[.C25]*0.57" office:value-type="float" office:value="3.42" calcext:value-type="float">
            <text:p>3,42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Ряд 2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6]*75" office:value-type="float" office:value="450" calcext:value-type="float">
            <text:p>450</text:p>
          </table:table-cell>
          <table:table-cell table:formula="of:=[.C26]*0.69" office:value-type="float" office:value="4.14" calcext:value-type="float">
            <text:p>4,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оличество пассажиров</text:p>
          </table:table-cell>
          <table:table-cell table:content-validation-name="val2" table:formula="of:=SUM([.C6:.C26])" office:value-type="float" office:value="126" calcext:value-type="float">
            <text:p>126</text:p>
          </table:table-cell>
          <table:table-cell table:formula="of:=[.C27]*75" office:value-type="float" office:value="9450" calcext:value-type="float">
            <text:p>9450</text:p>
          </table:table-cell>
          <table:table-cell/>
          <table:table-cell office:value-type="string" calcext:value-type="string">
            <text:p>Вес пассажира принимается за 75 кг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Вес багажа</text:p>
          </table:table-cell>
          <table:table-cell table:content-validation-name="val3"/>
          <table:table-cell table:content-validation-name="val2" table:formula="of:=[.C27]*12.5" office:value-type="float" office:value="1575" calcext:value-type="float">
            <text:p>1575</text:p>
          </table:table-cell>
          <table:table-cell table:content-validation-name="val2"/>
          <table:table-cell office:value-type="string" calcext:value-type="string">
            <text:p>Вес багажа 12,5 на пассажира</text:p>
          </table:table-cell>
          <table:table-cell table:number-columns-repeated="9"/>
        </table:table-row>
        <table:table-row table:style-name="ro1">
          <table:table-cell table:number-columns-repeated="2"/>
          <table:table-cell table:content-validation-name="val3"/>
          <table:table-cell table:content-validation-name="val2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W</text:p>
          </table:table-cell>
          <table:table-cell/>
          <table:table-cell table:formula="of:=SUM([.D4:.D28])" office:value-type="float" office:value="54455" calcext:value-type="float">
            <text:p>5445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office:value-type="string" calcext:value-type="string">
            <text:p>Максимальный вес груза в секции при плотности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office:value-type="string" calcext:value-type="string">
            <text:p>120 кг/м3</text:p>
          </table:table-cell>
          <table:table-cell/>
          <table:table-cell office:value-type="string" calcext:value-type="string">
            <text:p>300 кг/м3</text:p>
          </table:table-cell>
        </table:table-row>
        <table:table-row table:style-name="ro1">
          <table:table-cell/>
          <table:table-cell office:value-type="string" calcext:value-type="string">
            <text:p>Невырабатываемое топливо: 215 кг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Передние</text:p>
          </table:table-cell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I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II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041" calcext:value-type="float">
            <text:p>104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V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951" calcext:value-type="float">
            <text:p>95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I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II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Задние</text:p>
          </table:table-cell>
          <table:table-cell office:value-type="string" calcext:value-type="string">
            <text:p>VIII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X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Багажник задний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420" calcext:value-type="float">
            <text:p>420</text:p>
          </table:table-cell>
        </table:table-row>
      </table:table>
      <table:named-expressions/>
      <table:database-ranges>
        <table:database-range table:name="__Anonymous_DB__1" table:target-range-address="Лист1.B1:Лист1.F3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23:23:19.4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00:25:17.771000000</meta:creation-date>
    <meta:generator>LibreOffice/6.4.4.2$Windows_X86_64 LibreOffice_project/3d775be2011f3886db32dfd395a6a6d1ca2630ff</meta:generator>
    <dc:date>2020-07-29T15:02:16.662000000</dc:date>
    <meta:editing-duration>P1DT1H25M1S</meta:editing-duration>
    <meta:editing-cycles>12</meta:editing-cycles>
    <meta:document-statistic meta:table-count="1" meta:cell-count="145" meta:object-count="0"/>
  </office:meta>
</office:document-meta>
</file>